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57cm" fo:min-width="12.327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2.54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12.327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6.104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5.207cm" svg:x="4.17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2.667cm" svg:x="5.826cm" svg:y="8.123cm">
          <text:p text:style-name="P1">BFM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2.667cm" svg:x="11.641cm" svg:y="8.123cm">
          <text:p text:style-name="P1">BFM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27cm" svg:height="2.667cm" svg:x="4.175cm" svg:y="2.651cm">
          <text:p text:style-name="P1">Testbench (Python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1.143cm" svg:x="7.096cm" svg:y="6.334cm">
          <text:p text:style-name="P1">Testbench (HDL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0:08:07.270989192</meta:creation-date>
    <dc:date>2019-06-08T14:21:43.058864474</dc:date>
    <meta:editing-duration>PT4H3M25S</meta:editing-duration>
    <meta:editing-cycles>1</meta:editing-cycles>
    <meta:document-statistic meta:object-count="5"/>
    <meta:generator>LibreOffice/5.3.6.1$Linux_X86_64 LibreOffice_project/30$Build-1</meta:generator>
  </office:meta>
</office:document-meta>
</file>